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8', '32', '64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0664597611884" calcext:value-type="float">
            <text:p>0.210664597611884</text:p>
          </table:table-cell>
          <table:table-cell office:value-type="float" office:value="0.396699670651214" calcext:value-type="float">
            <text:p>0.39669967065121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06666666942173" calcext:value-type="float">
            <text:p>0.106666666942173</text:p>
          </table:table-cell>
          <table:table-cell office:value-type="float" office:value="0.320000000826518" calcext:value-type="float">
            <text:p>0.320000000826518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8', '32', '64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253360805839782" calcext:value-type="float">
            <text:p>0.253360805839782</text:p>
          </table:table-cell>
          <table:table-cell table:style-name="ce1" office:value-type="float" office:value="0.48101265364361" calcext:value-type="float">
            <text:p>0.4810126536436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8', '32', '64']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MAX([.F2:.F7])" office:value-type="float" office:value="0.253360805839782" calcext:value-type="float">
            <text:p>0.253360805839782</text:p>
          </table:table-cell>
          <table:table-cell table:formula="of:=MAX([.G2:.G7])" office:value-type="float" office:value="0.48101265364361" calcext:value-type="float">
            <text:p>0.481012653643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7T10:31:53.498158777</dc:date>
    <meta:editing-duration>PT38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